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0.5in"/>
    </style:style>
    <style:style style:name="co3" style:family="table-column">
      <style:table-column-properties fo:break-before="auto" style:column-width="0.5465in"/>
    </style:style>
    <style:style style:name="co4" style:family="table-column">
      <style:table-column-properties fo:break-before="auto" style:column-width="0.5571in"/>
    </style:style>
    <style:style style:name="co5" style:family="table-column">
      <style:table-column-properties fo:break-before="auto" style:column-width="0.9429in"/>
    </style:style>
    <style:style style:name="co6" style:family="table-column">
      <style:table-column-properties fo:break-before="auto" style:column-width="1.511in"/>
    </style:style>
    <style:style style:name="co7" style:family="table-column">
      <style:table-column-properties fo:break-before="auto" style:column-width="0.889in"/>
    </style:style>
    <style:style style:name="ro1" style:family="table-row">
      <style:table-row-properties style:row-height="0.5366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fo:wrap-option="wrap"/>
      <style:paragraph-properties fo:text-align="start" fo:margin-left="0in"/>
    </style:style>
    <style:style style:name="ce3" style:family="table-cell" style:parent-style-name="Default">
      <style:table-cell-properties style:text-align-source="fix" style:repeat-content="false"/>
      <style:paragraph-properties fo:text-align="center" fo:margin-left="0in"/>
      <style:text-properties fo:font-size="8pt" style:font-size-asian="8pt" style:font-size-complex="8pt"/>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123">
      <style:table-cell-properties style:text-align-source="fix" style:repeat-content="false"/>
      <style:paragraph-properties fo:text-align="center" fo:margin-left="0in"/>
    </style:style>
    <style:style style:name="ce6" style:family="table-cell" style:parent-style-name="Default">
      <style:table-cell-properties style:text-align-source="fix" style:repeat-content="false" fo:wrap-option="wrap"/>
      <style:paragraph-properties fo:text-align="center" fo:margin-left="0in"/>
    </style:style>
    <style:style style:name="ce7" style:family="table-cell" style:parent-style-name="Default" style:data-style-name="N122">
      <style:table-cell-properties style:text-align-source="fix" style:repeat-content="false"/>
      <style:paragraph-properties fo:text-align="center" fo:margin-left="0in"/>
    </style:style>
    <style:style style:name="ce8" style:family="table-cell" style:parent-style-name="Default">
      <style:table-cell-properties fo:background-color="#ffff00" style:text-align-source="fix" style:repeat-content="false"/>
      <style:paragraph-properties fo:text-align="center" fo:margin-left="0in"/>
    </style:style>
    <style:style style:name="ce9" style:family="table-cell" style:parent-style-name="Default">
      <style:table-cell-properties fo:background-color="#ffff99" style:text-align-source="fix" style:repeat-content="false"/>
      <style:paragraph-properties fo:text-align="center" fo:margin-left="0in"/>
    </style:style>
    <style:style style:name="ce10" style:family="table-cell" style:parent-style-name="Default">
      <style:table-cell-properties style:text-align-source="fix" style:repeat-content="false"/>
      <style:paragraph-properties fo:text-align="center" fo:margin-left="0in"/>
      <style:text-properties style:font-name="Liberation Sans" style:font-name-asian="Droid Sans Fallback" style:font-name-complex="FreeSans"/>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2" table:number-columns-repeated="19" table:default-cell-style-name="ce1"/>
        <table:table-column table:style-name="co5" table:default-cell-style-name="ce1"/>
        <table:table-column table:style-name="co6" table:default-cell-style-name="ce1"/>
        <table:table-column table:style-name="co7" table:number-columns-repeated="995" table:default-cell-style-name="ce1"/>
        <table:table-row table:style-name="ro1">
          <table:table-cell office:value-type="string" calcext:value-type="string">
            <text:p>MACRO STATE</text:p>
          </table:table-cell>
          <table:table-cell table:style-name="ce3" office:value-type="string" calcext:value-type="string">
            <text:p>chkZ</text:p>
          </table:table-cell>
          <table:table-cell table:style-name="ce3" office:value-type="string" calcext:value-type="string">
            <text:p>OPTest</text:p>
          </table:table-cell>
          <table:table-cell table:style-name="ce3" office:value-type="string" calcext:value-type="string">
            <text:p>ALUHi</text:p>
          </table:table-cell>
          <table:table-cell table:style-name="ce3" office:value-type="string" calcext:value-type="string">
            <text:p>ALULo</text:p>
          </table:table-cell>
          <table:table-cell table:style-name="ce3" office:value-type="string" calcext:value-type="string">
            <text:p>RegSelHi</text:p>
          </table:table-cell>
          <table:table-cell table:style-name="ce3" office:value-type="string" calcext:value-type="string">
            <text:p>RegSelLo</text:p>
          </table:table-cell>
          <table:table-cell table:style-name="ce3" office:value-type="string" calcext:value-type="string">
            <text:p>WrMEM</text:p>
          </table:table-cell>
          <table:table-cell table:style-name="ce3" office:value-type="string" calcext:value-type="string">
            <text:p>WrREG</text:p>
          </table:table-cell>
          <table:table-cell table:style-name="ce3" office:value-type="string" calcext:value-type="string">
            <text:p>LdZ</text:p>
          </table:table-cell>
          <table:table-cell table:style-name="ce3" office:value-type="string" calcext:value-type="string">
            <text:p>LdB</text:p>
          </table:table-cell>
          <table:table-cell table:style-name="ce3" office:value-type="string" calcext:value-type="string">
            <text:p>LdA</text:p>
          </table:table-cell>
          <table:table-cell table:style-name="ce3" office:value-type="string" calcext:value-type="string">
            <text:p>LdMAR</text:p>
          </table:table-cell>
          <table:table-cell table:style-name="ce3" office:value-type="string" calcext:value-type="string">
            <text:p>LdIR</text:p>
          </table:table-cell>
          <table:table-cell table:style-name="ce3" office:value-type="string" calcext:value-type="string">
            <text:p>LdPC</text:p>
          </table:table-cell>
          <table:table-cell table:style-name="ce3" office:value-type="string" calcext:value-type="string">
            <text:p>DrOFF</text:p>
          </table:table-cell>
          <table:table-cell table:style-name="ce3" office:value-type="string" calcext:value-type="string">
            <text:p>DrPC</text:p>
          </table:table-cell>
          <table:table-cell table:style-name="ce3" office:value-type="string" calcext:value-type="string">
            <text:p>DrALU</text:p>
          </table:table-cell>
          <table:table-cell table:style-name="ce3" office:value-type="string" calcext:value-type="string">
            <text:p>DrMEM</text:p>
          </table:table-cell>
          <table:table-cell table:style-name="ce3" office:value-type="string" calcext:value-type="string">
            <text:p>DrREG</text:p>
          </table:table-cell>
          <table:table-cell table:style-name="ce3" office:value-type="string" calcext:value-type="string">
            <text:p>NS[5]</text:p>
          </table:table-cell>
          <table:table-cell table:style-name="ce3" office:value-type="string" calcext:value-type="string">
            <text:p>NS[4]</text:p>
          </table:table-cell>
          <table:table-cell table:style-name="ce3" office:value-type="string" calcext:value-type="string">
            <text:p>NS[3]</text:p>
          </table:table-cell>
          <table:table-cell table:style-name="ce3" office:value-type="string" calcext:value-type="string">
            <text:p>NS[2]</text:p>
          </table:table-cell>
          <table:table-cell table:number-columns-repeated="2" table:style-name="ce3" office:value-type="string" calcext:value-type="string">
            <text:p>NS[0]</text:p>
          </table:table-cell>
          <table:table-cell office:value-type="string" calcext:value-type="string">
            <text:p>State Number</text:p>
          </table:table-cell>
          <table:table-cell table:style-name="ce6" office:value-type="string" calcext:value-type="string">
            <text:p>NS array Concatenation (For verification)</text:p>
          </table:table-cell>
          <table:table-cell/>
          <table:table-cell table:style-name="ce8" office:value-type="string" calcext:value-type="string">
            <text:p>Hex Value</text:p>
          </table:table-cell>
          <table:table-cell table:style-name="Default"/>
          <table:table-cell table:number-columns-repeated="992"/>
        </table:table-row>
        <table:table-row table:style-name="ro2">
          <table:table-cell office:value-type="string" calcext:value-type="string">
            <text:p>FETCH0</text:p>
          </table:table-cell>
          <table:table-cell table:number-columns-repeated="10"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BIN2DEC(CONCATENATE([.U2];[.V2];[.W2];[.X2];[.Y2];[.Z2]))" office:value-type="float" office:value="1" calcext:value-type="float">
            <text:p>1</text:p>
          </table:table-cell>
          <table:table-cell/>
          <table:table-cell table:style-name="ce9" table:formula="of:= BIN2HEX(CONCATENATE([.B2];[.C2];[.D2];[.E2];[.F2];[.G2];[.H2];[.I2];[.J2]);3) &amp; BIN2HEX(CONCATENATE([.K2];[.L2];[.M2];[.N2];[.O2];[.P2];[.Q2];[.R2] );2) &amp; BIN2HEX(CONCATENATE([.S2];[.T2];[.U2];[.V2];[.W2];[.X2];[.Y2];[.Z2] );2)" office:value-type="string" office:string-value="0006201" calcext:value-type="string">
            <text:p>0006201</text:p>
          </table:table-cell>
          <table:table-cell table:style-name="Default"/>
          <table:table-cell table:number-columns-repeated="992"/>
        </table:table-row>
        <table:table-row table:style-name="ro2">
          <table:table-cell office:value-type="string" calcext:value-type="string">
            <text:p>FETCH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BIN2DEC(CONCATENATE([.U3];[.V3];[.W3];[.X3];[.Y3];[.Z3]))" office:value-type="float" office:value="2" calcext:value-type="float">
            <text:p>2</text:p>
          </table:table-cell>
          <table:table-cell/>
          <table:table-cell table:style-name="ce9" table:formula="of:= BIN2HEX(CONCATENATE([.B3];[.C3];[.D3];[.E3];[.F3];[.G3];[.H3];[.I3];[.J3]);3) &amp; BIN2HEX(CONCATENATE([.K3];[.L3];[.M3];[.N3];[.O3];[.P3];[.Q3];[.R3] );2) &amp; BIN2HEX(CONCATENATE([.S3];[.T3];[.U3];[.V3];[.W3];[.X3];[.Y3];[.Z3] );2)" office:value-type="string" office:string-value="0001082" calcext:value-type="string">
            <text:p>0001082</text:p>
          </table:table-cell>
          <table:table-cell table:style-name="Default"/>
          <table:table-cell table:number-columns-repeated="992"/>
        </table:table-row>
        <table:table-row table:style-name="ro2">
          <table:table-cell office:value-type="string" calcext:value-type="string">
            <text:p>FETCH2</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 calcext:value-type="float">
            <text:p>2</text:p>
          </table:table-cell>
          <table:table-cell table:formula="of:=BIN2DEC(CONCATENATE([.U4];[.V4];[.W4];[.X4];[.Y4];[.Z4]))" office:value-type="float" office:value="0" calcext:value-type="float">
            <text:p>0</text:p>
          </table:table-cell>
          <table:table-cell/>
          <table:table-cell table:style-name="ce9" table:formula="of:= BIN2HEX(CONCATENATE([.B4];[.C4];[.D4];[.E4];[.F4];[.G4];[.H4];[.I4];[.J4]);3) &amp; BIN2HEX(CONCATENATE([.K4];[.L4];[.M4];[.N4];[.O4];[.P4];[.Q4];[.R4] );2) &amp; BIN2HEX(CONCATENATE([.S4];[.T4];[.U4];[.V4];[.W4];[.X4];[.Y4];[.Z4] );2)" office:value-type="string" office:string-value="0E00900" calcext:value-type="string">
            <text:p>0E00900</text:p>
          </table:table-cell>
          <table:table-cell table:style-name="Default"/>
          <table:table-cell table:number-columns-repeated="992"/>
        </table:table-row>
        <table:table-row table:style-name="ro2">
          <table:table-cell office:value-type="string" calcext:value-type="string">
            <text:p>ADD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formula="of:=BIN2DEC(CONCATENATE([.U5];[.V5];[.W5];[.X5];[.Y5];[.Z5]))" office:value-type="float" office:value="4" calcext:value-type="float">
            <text:p>4</text:p>
          </table:table-cell>
          <table:table-cell/>
          <table:table-cell table:style-name="ce9" table:formula="of:= BIN2HEX(CONCATENATE([.B5];[.C5];[.D5];[.E5];[.F5];[.G5];[.H5];[.I5];[.J5]);3) &amp; BIN2HEX(CONCATENATE([.K5];[.L5];[.M5];[.N5];[.O5];[.P5];[.Q5];[.R5] );2) &amp; BIN2HEX(CONCATENATE([.S5];[.T5];[.U5];[.V5];[.W5];[.X5];[.Y5];[.Z5] );2)" office:value-type="string" office:string-value="0084044" calcext:value-type="string">
            <text:p>0084044</text:p>
          </table:table-cell>
          <table:table-cell table:style-name="Default"/>
          <table:table-cell table:number-columns-repeated="992"/>
        </table:table-row>
        <table:table-row table:style-name="ro2">
          <table:table-cell office:value-type="string" calcext:value-type="string">
            <text:p>ADD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BIN2DEC(CONCATENATE([.U6];[.V6];[.W6];[.X6];[.Y6];[.Z6]))" office:value-type="float" office:value="5" calcext:value-type="float">
            <text:p>5</text:p>
          </table:table-cell>
          <table:table-cell/>
          <table:table-cell table:style-name="ce9" table:formula="of:= BIN2HEX(CONCATENATE([.B6];[.C6];[.D6];[.E6];[.F6];[.G6];[.H6];[.I6];[.J6]);3) &amp; BIN2HEX(CONCATENATE([.K6];[.L6];[.M6];[.N6];[.O6];[.P6];[.Q6];[.R6] );2) &amp; BIN2HEX(CONCATENATE([.S6];[.T6];[.U6];[.V6];[.W6];[.X6];[.Y6];[.Z6] );2)" office:value-type="string" office:string-value="0108045" calcext:value-type="string">
            <text:p>0108045</text:p>
          </table:table-cell>
          <table:table-cell table:style-name="Default"/>
          <table:table-cell table:number-columns-repeated="992"/>
        </table:table-row>
        <table:table-row table:style-name="ro2">
          <table:table-cell office:value-type="string" calcext:value-type="string">
            <text:p>ADD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5" calcext:value-type="float">
            <text:p>5</text:p>
          </table:table-cell>
          <table:table-cell table:formula="of:=BIN2DEC(CONCATENATE([.U7];[.V7];[.W7];[.X7];[.Y7];[.Z7]))" office:value-type="float" office:value="0" calcext:value-type="float">
            <text:p>0</text:p>
          </table:table-cell>
          <table:table-cell/>
          <table:table-cell table:style-name="ce9" table:formula="of:= BIN2HEX(CONCATENATE([.B7];[.C7];[.D7];[.E7];[.F7];[.G7];[.H7];[.I7];[.J7]);3) &amp; BIN2HEX(CONCATENATE([.K7];[.L7];[.M7];[.N7];[.O7];[.P7];[.Q7];[.R7] );2) &amp; BIN2HEX(CONCATENATE([.S7];[.T7];[.U7];[.V7];[.W7];[.X7];[.Y7];[.Z7] );2)" office:value-type="string" office:string-value="0020100" calcext:value-type="string">
            <text:p>0020100</text:p>
          </table:table-cell>
          <table:table-cell table:style-name="Default"/>
          <table:table-cell table:number-columns-repeated="992"/>
        </table:table-row>
        <table:table-row table:style-name="ro2">
          <table:table-cell office:value-type="string" calcext:value-type="string">
            <text:p>NEG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formula="of:=BIN2DEC(CONCATENATE([.U8];[.V8];[.W8];[.X8];[.Y8];[.Z8]))" office:value-type="float" office:value="7" calcext:value-type="float">
            <text:p>7</text:p>
          </table:table-cell>
          <table:table-cell/>
          <table:table-cell table:style-name="ce9" table:formula="of:= BIN2HEX(CONCATENATE([.B8];[.C8];[.D8];[.E8];[.F8];[.G8];[.H8];[.I8];[.J8]);3) &amp; BIN2HEX(CONCATENATE([.K8];[.L8];[.M8];[.N8];[.O8];[.P8];[.Q8];[.R8] );2) &amp; BIN2HEX(CONCATENATE([.S8];[.T8];[.U8];[.V8];[.W8];[.X8];[.Y8];[.Z8] );2)" office:value-type="string" office:string-value="0084047" calcext:value-type="string">
            <text:p>0084047</text:p>
          </table:table-cell>
          <table:table-cell table:style-name="Default"/>
          <table:table-cell table:number-columns-repeated="992"/>
        </table:table-row>
        <table:table-row table:style-name="ro2">
          <table:table-cell office:value-type="string" calcext:value-type="string">
            <text:p>NEG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7" calcext:value-type="float">
            <text:p>7</text:p>
          </table:table-cell>
          <table:table-cell table:formula="of:=BIN2DEC(CONCATENATE([.U9];[.V9];[.W9];[.X9];[.Y9];[.Z9]))" office:value-type="float" office:value="8" calcext:value-type="float">
            <text:p>8</text:p>
          </table:table-cell>
          <table:table-cell/>
          <table:table-cell table:style-name="ce9" table:formula="of:= BIN2HEX(CONCATENATE([.B9];[.C9];[.D9];[.E9];[.F9];[.G9];[.H9];[.I9];[.J9]);3) &amp; BIN2HEX(CONCATENATE([.K9];[.L9];[.M9];[.N9];[.O9];[.P9];[.Q9];[.R9] );2) &amp; BIN2HEX(CONCATENATE([.S9];[.T9];[.U9];[.V9];[.W9];[.X9];[.Y9];[.Z9] );2)" office:value-type="string" office:string-value="0088048" calcext:value-type="string">
            <text:p>0088048</text:p>
          </table:table-cell>
          <table:table-cell table:style-name="Default"/>
          <table:table-cell table:number-columns-repeated="992"/>
        </table:table-row>
        <table:table-row table:style-name="ro2">
          <table:table-cell office:value-type="string" calcext:value-type="string">
            <text:p>NEG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table:formula="of:=BIN2DEC(CONCATENATE([.U10];[.V10];[.W10];[.X10];[.Y10];[.Z10]))" office:value-type="float" office:value="9" calcext:value-type="float">
            <text:p>9</text:p>
          </table:table-cell>
          <table:table-cell/>
          <table:table-cell table:style-name="ce9" table:formula="of:= BIN2HEX(CONCATENATE([.B10];[.C10];[.D10];[.E10];[.F10];[.G10];[.H10];[.I10];[.J10]);3) &amp; BIN2HEX(CONCATENATE([.K10];[.L10];[.M10];[.N10];[.O10];[.P10];[.Q10];[.R10] );2) &amp; BIN2HEX(CONCATENATE([.S10];[.T10];[.U10];[.V10];[.W10];[.X10];[.Y10];[.Z10] );2)" office:value-type="string" office:string-value="0404109" calcext:value-type="string">
            <text:p>0404109</text:p>
          </table:table-cell>
          <table:table-cell table:style-name="Default"/>
          <table:table-cell table:number-columns-repeated="992"/>
        </table:table-row>
        <table:table-row table:style-name="ro2">
          <table:table-cell office:value-type="string" calcext:value-type="string">
            <text:p>NEG3</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9" calcext:value-type="float">
            <text:p>9</text:p>
          </table:table-cell>
          <table:table-cell table:formula="of:=BIN2DEC(CONCATENATE([.U11];[.V11];[.W11];[.X11];[.Y11];[.Z11]))" office:value-type="float" office:value="0" calcext:value-type="float">
            <text:p>0</text:p>
          </table:table-cell>
          <table:table-cell/>
          <table:table-cell table:style-name="ce9" table:formula="of:= BIN2HEX(CONCATENATE([.B11];[.C11];[.D11];[.E11];[.F11];[.G11];[.H11];[.I11];[.J11]);3) &amp; BIN2HEX(CONCATENATE([.K11];[.L11];[.M11];[.N11];[.O11];[.P11];[.Q11];[.R11] );2) &amp; BIN2HEX(CONCATENATE([.S11];[.T11];[.U11];[.V11];[.W11];[.X11];[.Y11];[.Z11] );2)" office:value-type="string" office:string-value="0420100" calcext:value-type="string">
            <text:p>0420100</text:p>
          </table:table-cell>
          <table:table-cell table:style-name="Default"/>
          <table:table-cell table:number-columns-repeated="992"/>
        </table:table-row>
        <table:table-row table:style-name="ro2">
          <table:table-cell office:value-type="string" calcext:value-type="string">
            <text:p>ADDI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0" calcext:value-type="float">
            <text:p>10</text:p>
          </table:table-cell>
          <table:table-cell table:formula="of:=BIN2DEC(CONCATENATE([.U12];[.V12];[.W12];[.X12];[.Y12];[.Z12]))" office:value-type="float" office:value="11" calcext:value-type="float">
            <text:p>11</text:p>
          </table:table-cell>
          <table:table-cell/>
          <table:table-cell table:style-name="ce9" table:formula="of:= BIN2HEX(CONCATENATE([.B12];[.C12];[.D12];[.E12];[.F12];[.G12];[.H12];[.I12];[.J12]);3) &amp; BIN2HEX(CONCATENATE([.K12];[.L12];[.M12];[.N12];[.O12];[.P12];[.Q12];[.R12] );2) &amp; BIN2HEX(CONCATENATE([.S12];[.T12];[.U12];[.V12];[.W12];[.X12];[.Y12];[.Z12] );2)" office:value-type="string" office:string-value="008404B" calcext:value-type="string">
            <text:p>008404B</text:p>
          </table:table-cell>
          <table:table-cell table:style-name="Default"/>
          <table:table-cell table:number-columns-repeated="992"/>
        </table:table-row>
        <table:table-row table:style-name="ro2">
          <table:table-cell office:value-type="string" calcext:value-type="string">
            <text:p>ADDI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1" calcext:value-type="float">
            <text:p>11</text:p>
          </table:table-cell>
          <table:table-cell table:formula="of:=BIN2DEC(CONCATENATE([.U13];[.V13];[.W13];[.X13];[.Y13];[.Z13]))" office:value-type="float" office:value="12" calcext:value-type="float">
            <text:p>12</text:p>
          </table:table-cell>
          <table:table-cell/>
          <table:table-cell table:style-name="ce9" table:formula="of:= BIN2HEX(CONCATENATE([.B13];[.C13];[.D13];[.E13];[.F13];[.G13];[.H13];[.I13];[.J13]);3) &amp; BIN2HEX(CONCATENATE([.K13];[.L13];[.M13];[.N13];[.O13];[.P13];[.Q13];[.R13] );2) &amp; BIN2HEX(CONCATENATE([.S13];[.T13];[.U13];[.V13];[.W13];[.X13];[.Y13];[.Z13] );2)" office:value-type="string" office:string-value="000840C" calcext:value-type="string">
            <text:p>000840C</text:p>
          </table:table-cell>
          <table:table-cell table:style-name="Default"/>
          <table:table-cell table:number-columns-repeated="992"/>
        </table:table-row>
        <table:table-row table:style-name="ro2">
          <table:table-cell office:value-type="string" calcext:value-type="string">
            <text:p>ADDI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2" calcext:value-type="float">
            <text:p>12</text:p>
          </table:table-cell>
          <table:table-cell table:formula="of:=BIN2DEC(CONCATENATE([.U14];[.V14];[.W14];[.X14];[.Y14];[.Z14]))" office:value-type="float" office:value="0" calcext:value-type="float">
            <text:p>0</text:p>
          </table:table-cell>
          <table:table-cell/>
          <table:table-cell table:style-name="ce9" table:formula="of:= BIN2HEX(CONCATENATE([.B14];[.C14];[.D14];[.E14];[.F14];[.G14];[.H14];[.I14];[.J14]);3) &amp; BIN2HEX(CONCATENATE([.K14];[.L14];[.M14];[.N14];[.O14];[.P14];[.Q14];[.R14] );2) &amp; BIN2HEX(CONCATENATE([.S14];[.T14];[.U14];[.V14];[.W14];[.X14];[.Y14];[.Z14] );2)" office:value-type="string" office:string-value="0020100" calcext:value-type="string">
            <text:p>0020100</text:p>
          </table:table-cell>
          <table:table-cell table:style-name="Default"/>
          <table:table-cell table:number-columns-repeated="992"/>
        </table:table-row>
        <table:table-row table:style-name="ro2">
          <table:table-cell office:value-type="string" calcext:value-type="string">
            <text:p>LW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formula="of:=BIN2DEC(CONCATENATE([.U15];[.V15];[.W15];[.X15];[.Y15];[.Z15]))" office:value-type="float" office:value="14" calcext:value-type="float">
            <text:p>14</text:p>
          </table:table-cell>
          <table:table-cell/>
          <table:table-cell table:style-name="ce9" table:formula="of:= BIN2HEX(CONCATENATE([.B15];[.C15];[.D15];[.E15];[.F15];[.G15];[.H15];[.I15];[.J15]);3) &amp; BIN2HEX(CONCATENATE([.K15];[.L15];[.M15];[.N15];[.O15];[.P15];[.Q15];[.R15] );2) &amp; BIN2HEX(CONCATENATE([.S15];[.T15];[.U15];[.V15];[.W15];[.X15];[.Y15];[.Z15] );2)" office:value-type="string" office:string-value="008404E" calcext:value-type="string">
            <text:p>008404E</text:p>
          </table:table-cell>
          <table:table-cell table:style-name="Default"/>
          <table:table-cell table:number-columns-repeated="992"/>
        </table:table-row>
        <table:table-row table:style-name="ro2">
          <table:table-cell office:value-type="string" calcext:value-type="string">
            <text:p>LW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4" office:value-type="float" office:value="1" calcext:value-type="float">
            <text:p>1</text:p>
          </table:table-cell>
          <table:table-cell office:value-type="float" office:value="14" calcext:value-type="float">
            <text:p>14</text:p>
          </table:table-cell>
          <table:table-cell table:formula="of:=BIN2DEC(CONCATENATE([.U16];[.V16];[.W16];[.X16];[.Y16];[.Z16]))" office:value-type="float" office:value="15" calcext:value-type="float">
            <text:p>15</text:p>
          </table:table-cell>
          <table:table-cell/>
          <table:table-cell table:style-name="ce9" table:formula="of:= BIN2HEX(CONCATENATE([.B16];[.C16];[.D16];[.E16];[.F16];[.G16];[.H16];[.I16];[.J16]);3) &amp; BIN2HEX(CONCATENATE([.K16];[.L16];[.M16];[.N16];[.O16];[.P16];[.Q16];[.R16] );2) &amp; BIN2HEX(CONCATENATE([.S16];[.T16];[.U16];[.V16];[.W16];[.X16];[.Y16];[.Z16] );2)" office:value-type="string" office:string-value="000840F" calcext:value-type="string">
            <text:p>000840F</text:p>
          </table:table-cell>
          <table:table-cell table:style-name="Default"/>
          <table:table-cell table:number-columns-repeated="992"/>
        </table:table-row>
        <table:table-row table:style-name="ro2">
          <table:table-cell office:value-type="string" calcext:value-type="string">
            <text:p>LW2</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5" calcext:value-type="float">
            <text:p>15</text:p>
          </table:table-cell>
          <table:table-cell table:formula="of:=BIN2DEC(CONCATENATE([.U17];[.V17];[.W17];[.X17];[.Y17];[.Z17]))" office:value-type="float" office:value="16" calcext:value-type="float">
            <text:p>16</text:p>
          </table:table-cell>
          <table:table-cell/>
          <table:table-cell table:style-name="ce9" table:formula="of:= BIN2HEX(CONCATENATE([.B17];[.C17];[.D17];[.E17];[.F17];[.G17];[.H17];[.I17];[.J17]);3) &amp; BIN2HEX(CONCATENATE([.K17];[.L17];[.M17];[.N17];[.O17];[.P17];[.Q17];[.R17] );2) &amp; BIN2HEX(CONCATENATE([.S17];[.T17];[.U17];[.V17];[.W17];[.X17];[.Y17];[.Z17] );2)" office:value-type="string" office:string-value="0002110" calcext:value-type="string">
            <text:p>0002110</text:p>
          </table:table-cell>
          <table:table-cell table:style-name="Default"/>
          <table:table-cell table:number-columns-repeated="992"/>
        </table:table-row>
        <table:table-row table:style-name="ro2">
          <table:table-cell office:value-type="string" calcext:value-type="string">
            <text:p>LW3</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6" calcext:value-type="float">
            <text:p>16</text:p>
          </table:table-cell>
          <table:table-cell table:formula="of:=BIN2DEC(CONCATENATE([.U18];[.V18];[.W18];[.X18];[.Y18];[.Z18]))" office:value-type="float" office:value="0" calcext:value-type="float">
            <text:p>0</text:p>
          </table:table-cell>
          <table:table-cell/>
          <table:table-cell table:style-name="ce9" table:formula="of:= BIN2HEX(CONCATENATE([.B18];[.C18];[.D18];[.E18];[.F18];[.G18];[.H18];[.I18];[.J18]);3) &amp; BIN2HEX(CONCATENATE([.K18];[.L18];[.M18];[.N18];[.O18];[.P18];[.Q18];[.R18] );2) &amp; BIN2HEX(CONCATENATE([.S18];[.T18];[.U18];[.V18];[.W18];[.X18];[.Y18];[.Z18] );2)" office:value-type="string" office:string-value="0020080" calcext:value-type="string">
            <text:p>0020080</text:p>
          </table:table-cell>
          <table:table-cell table:style-name="Default"/>
          <table:table-cell table:number-columns-repeated="992"/>
        </table:table-row>
        <table:table-row table:style-name="ro2">
          <table:table-cell office:value-type="string" calcext:value-type="string">
            <text:p>SW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formula="of:=BIN2DEC(CONCATENATE([.U19];[.V19];[.W19];[.X19];[.Y19];[.Z19]))" office:value-type="float" office:value="18" calcext:value-type="float">
            <text:p>18</text:p>
          </table:table-cell>
          <table:table-cell/>
          <table:table-cell table:style-name="ce9" table:formula="of:= BIN2HEX(CONCATENATE([.B19];[.C19];[.D19];[.E19];[.F19];[.G19];[.H19];[.I19];[.J19]);3) &amp; BIN2HEX(CONCATENATE([.K19];[.L19];[.M19];[.N19];[.O19];[.P19];[.Q19];[.R19] );2) &amp; BIN2HEX(CONCATENATE([.S19];[.T19];[.U19];[.V19];[.W19];[.X19];[.Y19];[.Z19] );2)" office:value-type="string" office:string-value="0084052" calcext:value-type="string">
            <text:p>0084052</text:p>
          </table:table-cell>
          <table:table-cell table:style-name="Default"/>
          <table:table-cell table:number-columns-repeated="992"/>
        </table:table-row>
        <table:table-row table:style-name="ro2">
          <table:table-cell office:value-type="string" calcext:value-type="string">
            <text:p>SW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18" calcext:value-type="float">
            <text:p>18</text:p>
          </table:table-cell>
          <table:table-cell table:formula="of:=BIN2DEC(CONCATENATE([.U20];[.V20];[.W20];[.X20];[.Y20];[.Z20]))" office:value-type="float" office:value="19" calcext:value-type="float">
            <text:p>19</text:p>
          </table:table-cell>
          <table:table-cell/>
          <table:table-cell table:style-name="ce9" table:formula="of:= BIN2HEX(CONCATENATE([.B20];[.C20];[.D20];[.E20];[.F20];[.G20];[.H20];[.I20];[.J20]);3) &amp; BIN2HEX(CONCATENATE([.K20];[.L20];[.M20];[.N20];[.O20];[.P20];[.Q20];[.R20] );2) &amp; BIN2HEX(CONCATENATE([.S20];[.T20];[.U20];[.V20];[.W20];[.X20];[.Y20];[.Z20] );2)" office:value-type="string" office:string-value="0008413" calcext:value-type="string">
            <text:p>0008413</text:p>
          </table:table-cell>
          <table:table-cell table:style-name="Default"/>
          <table:table-cell table:number-columns-repeated="992"/>
        </table:table-row>
        <table:table-row table:style-name="ro2">
          <table:table-cell office:value-type="string" calcext:value-type="string">
            <text:p>SW2</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9" calcext:value-type="float">
            <text:p>19</text:p>
          </table:table-cell>
          <table:table-cell table:formula="of:=BIN2DEC(CONCATENATE([.U21];[.V21];[.W21];[.X21];[.Y21];[.Z21]))" office:value-type="float" office:value="20" calcext:value-type="float">
            <text:p>20</text:p>
          </table:table-cell>
          <table:table-cell/>
          <table:table-cell table:style-name="ce9" table:formula="of:= BIN2HEX(CONCATENATE([.B21];[.C21];[.D21];[.E21];[.F21];[.G21];[.H21];[.I21];[.J21]);3) &amp; BIN2HEX(CONCATENATE([.K21];[.L21];[.M21];[.N21];[.O21];[.P21];[.Q21];[.R21] );2) &amp; BIN2HEX(CONCATENATE([.S21];[.T21];[.U21];[.V21];[.W21];[.X21];[.Y21];[.Z21] );2)" office:value-type="string" office:string-value="0002114" calcext:value-type="string">
            <text:p>0002114</text:p>
          </table:table-cell>
          <table:table-cell table:style-name="Default"/>
          <table:table-cell table:number-columns-repeated="992"/>
        </table:table-row>
        <table:table-row table:style-name="ro2">
          <table:table-cell office:value-type="string" calcext:value-type="string">
            <text:p>SW3</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0" calcext:value-type="float">
            <text:p>20</text:p>
          </table:table-cell>
          <table:table-cell table:formula="of:=BIN2DEC(CONCATENATE([.U22];[.V22];[.W22];[.X22];[.Y22];[.Z22]))" office:value-type="float" office:value="0" calcext:value-type="float">
            <text:p>0</text:p>
          </table:table-cell>
          <table:table-cell/>
          <table:table-cell table:style-name="ce9" table:formula="of:= BIN2HEX(CONCATENATE([.B22];[.C22];[.D22];[.E22];[.F22];[.G22];[.H22];[.I22];[.J22]);3) &amp; BIN2HEX(CONCATENATE([.K22];[.L22];[.M22];[.N22];[.O22];[.P22];[.Q22];[.R22] );2) &amp; BIN2HEX(CONCATENATE([.S22];[.T22];[.U22];[.V22];[.W22];[.X22];[.Y22];[.Z22] );2)" office:value-type="string" office:string-value="0040040" calcext:value-type="string">
            <text:p>0040040</text:p>
          </table:table-cell>
          <table:table-cell table:style-name="Default"/>
          <table:table-cell table:number-columns-repeated="992"/>
        </table:table-row>
        <table:table-row table:style-name="ro2">
          <table:table-cell office:value-type="string" calcext:value-type="string">
            <text:p>BEQ0</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formula="of:=BIN2DEC(CONCATENATE([.U23];[.V23];[.W23];[.X23];[.Y23];[.Z23]))" office:value-type="float" office:value="22" calcext:value-type="float">
            <text:p>22</text:p>
          </table:table-cell>
          <table:table-cell/>
          <table:table-cell table:style-name="ce9" table:formula="of:= BIN2HEX(CONCATENATE([.B23];[.C23];[.D23];[.E23];[.F23];[.G23];[.H23];[.I23];[.J23]);3) &amp; BIN2HEX(CONCATENATE([.K23];[.L23];[.M23];[.N23];[.O23];[.P23];[.Q23];[.R23] );2) &amp; BIN2HEX(CONCATENATE([.S23];[.T23];[.U23];[.V23];[.W23];[.X23];[.Y23];[.Z23] );2)" office:value-type="string" office:string-value="0004056" calcext:value-type="string">
            <text:p>0004056</text:p>
          </table:table-cell>
          <table:table-cell table:style-name="Default"/>
          <table:table-cell table:number-columns-repeated="992"/>
        </table:table-row>
        <table:table-row table:style-name="ro2">
          <table:table-cell office:value-type="string" calcext:value-type="string">
            <text:p>BEQ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22" calcext:value-type="float">
            <text:p>22</text:p>
          </table:table-cell>
          <table:table-cell table:formula="of:=BIN2DEC(CONCATENATE([.U24];[.V24];[.W24];[.X24];[.Y24];[.Z24]))" office:value-type="float" office:value="23" calcext:value-type="float">
            <text:p>23</text:p>
          </table:table-cell>
          <table:table-cell/>
          <table:table-cell table:style-name="ce9" table:formula="of:= BIN2HEX(CONCATENATE([.B24];[.C24];[.D24];[.E24];[.F24];[.G24];[.H24];[.I24];[.J24]);3) &amp; BIN2HEX(CONCATENATE([.K24];[.L24];[.M24];[.N24];[.O24];[.P24];[.Q24];[.R24] );2) &amp; BIN2HEX(CONCATENATE([.S24];[.T24];[.U24];[.V24];[.W24];[.X24];[.Y24];[.Z24] );2)" office:value-type="string" office:string-value="0088057" calcext:value-type="string">
            <text:p>0088057</text:p>
          </table:table-cell>
          <table:table-cell table:style-name="Default"/>
          <table:table-cell table:number-columns-repeated="992"/>
        </table:table-row>
        <table:table-row table:style-name="ro2">
          <table:table-cell office:value-type="string" calcext:value-type="string">
            <text:p>BEQ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23" calcext:value-type="float">
            <text:p>23</text:p>
          </table:table-cell>
          <table:table-cell table:formula="of:=BIN2DEC(CONCATENATE([.U25];[.V25];[.W25];[.X25];[.Y25];[.Z25]))" office:value-type="float" office:value="24" calcext:value-type="float">
            <text:p>24</text:p>
          </table:table-cell>
          <table:table-cell/>
          <table:table-cell table:style-name="ce9" table:formula="of:= BIN2HEX(CONCATENATE([.B25];[.C25];[.D25];[.E25];[.F25];[.G25];[.H25];[.I25];[.J25]);3) &amp; BIN2HEX(CONCATENATE([.K25];[.L25];[.M25];[.N25];[.O25];[.P25];[.Q25];[.R25] );2) &amp; BIN2HEX(CONCATENATE([.S25];[.T25];[.U25];[.V25];[.W25];[.X25];[.Y25];[.Z25] );2)" office:value-type="string" office:string-value="0410118" calcext:value-type="string">
            <text:p>0410118</text:p>
          </table:table-cell>
          <table:table-cell table:style-name="Default"/>
          <table:table-cell table:number-columns-repeated="992"/>
        </table:table-row>
        <table:table-row table:style-name="ro2">
          <table:table-cell office:value-type="string" calcext:value-type="string">
            <text:p>BEQ3</text:p>
          </table:table-cell>
          <table:table-cell office:value-type="float" office:value="1" calcext:value-type="float">
            <text:p>1</text:p>
          </table:table-cell>
          <table:table-cell table:number-columns-repeated="24" office:value-type="float" office:value="0" calcext:value-type="float">
            <text:p>0</text:p>
          </table:table-cell>
          <table:table-cell office:value-type="float" office:value="24" calcext:value-type="float">
            <text:p>24</text:p>
          </table:table-cell>
          <table:table-cell table:formula="of:=BIN2DEC(CONCATENATE([.U26];[.V26];[.W26];[.X26];[.Y26];[.Z26]))" office:value-type="float" office:value="0" calcext:value-type="float">
            <text:p>0</text:p>
          </table:table-cell>
          <table:table-cell/>
          <table:table-cell table:style-name="ce9" table:formula="of:= BIN2HEX(CONCATENATE([.B26];[.C26];[.D26];[.E26];[.F26];[.G26];[.H26];[.I26];[.J26]);3) &amp; BIN2HEX(CONCATENATE([.K26];[.L26];[.M26];[.N26];[.O26];[.P26];[.Q26];[.R26] );2) &amp; BIN2HEX(CONCATENATE([.S26];[.T26];[.U26];[.V26];[.W26];[.X26];[.Y26];[.Z26] );2)" office:value-type="string" office:string-value="1000000" calcext:value-type="string">
            <text:p>1000000</text:p>
          </table:table-cell>
          <table:table-cell table:style-name="Default"/>
          <table:table-cell table:number-columns-repeated="992"/>
        </table:table-row>
        <table:table-row table:style-name="ro2">
          <table:table-cell office:value-type="string" calcext:value-type="string">
            <text:p>BEQ4</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formula="of:=BIN2DEC(CONCATENATE([.U27];[.V27];[.W27];[.X27];[.Y27];[.Z27]))" office:value-type="float" office:value="26" calcext:value-type="float">
            <text:p>26</text:p>
          </table:table-cell>
          <table:table-cell/>
          <table:table-cell table:style-name="ce9" table:formula="of:= BIN2HEX(CONCATENATE([.B27];[.C27];[.D27];[.E27];[.F27];[.G27];[.H27];[.I27];[.J27]);3) &amp; BIN2HEX(CONCATENATE([.K27];[.L27];[.M27];[.N27];[.O27];[.P27];[.Q27];[.R27] );2) &amp; BIN2HEX(CONCATENATE([.S27];[.T27];[.U27];[.V27];[.W27];[.X27];[.Y27];[.Z27] );2)" office:value-type="string" office:string-value="000421A" calcext:value-type="string">
            <text:p>000421A</text:p>
          </table:table-cell>
          <table:table-cell table:style-name="Default"/>
          <table:table-cell table:number-columns-repeated="992"/>
        </table:table-row>
        <table:table-row table:style-name="ro2">
          <table:table-cell office:value-type="string" calcext:value-type="string">
            <text:p>BEQ5</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6" calcext:value-type="float">
            <text:p>26</text:p>
          </table:table-cell>
          <table:table-cell table:formula="of:=BIN2DEC(CONCATENATE([.U28];[.V28];[.W28];[.X28];[.Y28];[.Z28]))" office:value-type="float" office:value="27" calcext:value-type="float">
            <text:p>27</text:p>
          </table:table-cell>
          <table:table-cell/>
          <table:table-cell table:style-name="ce9" table:formula="of:= BIN2HEX(CONCATENATE([.B28];[.C28];[.D28];[.E28];[.F28];[.G28];[.H28];[.I28];[.J28]);3) &amp; BIN2HEX(CONCATENATE([.K28];[.L28];[.M28];[.N28];[.O28];[.P28];[.Q28];[.R28] );2) &amp; BIN2HEX(CONCATENATE([.S28];[.T28];[.U28];[.V28];[.W28];[.X28];[.Y28];[.Z28] );2)" office:value-type="string" office:string-value="000841B" calcext:value-type="string">
            <text:p>000841B</text:p>
          </table:table-cell>
          <table:table-cell table:style-name="Default"/>
          <table:table-cell table:number-columns-repeated="992"/>
        </table:table-row>
        <table:table-row table:style-name="ro2">
          <table:table-cell office:value-type="string" calcext:value-type="string">
            <text:p>BEQ6</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7" calcext:value-type="float">
            <text:p>27</text:p>
          </table:table-cell>
          <table:table-cell table:formula="of:=BIN2DEC(CONCATENATE([.U29];[.V29];[.W29];[.X29];[.Y29];[.Z29]))" office:value-type="float" office:value="0" calcext:value-type="float">
            <text:p>0</text:p>
          </table:table-cell>
          <table:table-cell/>
          <table:table-cell table:style-name="ce9" table:formula="of:= BIN2HEX(CONCATENATE([.B29];[.C29];[.D29];[.E29];[.F29];[.G29];[.H29];[.I29];[.J29]);3) &amp; BIN2HEX(CONCATENATE([.K29];[.L29];[.M29];[.N29];[.O29];[.P29];[.Q29];[.R29] );2) &amp; BIN2HEX(CONCATENATE([.S29];[.T29];[.U29];[.V29];[.W29];[.X29];[.Y29];[.Z29] );2)" office:value-type="string" office:string-value="0000900" calcext:value-type="string">
            <text:p>0000900</text:p>
          </table:table-cell>
          <table:table-cell table:style-name="Default"/>
          <table:table-cell table:number-columns-repeated="992"/>
        </table:table-row>
        <table:table-row table:style-name="ro2">
          <table:table-cell office:value-type="string" calcext:value-type="string">
            <text:p>JALR0</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table:formula="of:=BIN2DEC(CONCATENATE([.U30];[.V30];[.W30];[.X30];[.Y30];[.Z30]))" office:value-type="float" office:value="29" calcext:value-type="float">
            <text:p>29</text:p>
          </table:table-cell>
          <table:table-cell/>
          <table:table-cell table:style-name="ce9" table:formula="of:= BIN2HEX(CONCATENATE([.B30];[.C30];[.D30];[.E30];[.F30];[.G30];[.H30];[.I30];[.J30]);3) &amp; BIN2HEX(CONCATENATE([.K30];[.L30];[.M30];[.N30];[.O30];[.P30];[.Q30];[.R30] );2) &amp; BIN2HEX(CONCATENATE([.S30];[.T30];[.U30];[.V30];[.W30];[.X30];[.Y30];[.Z30] );2)" office:value-type="string" office:string-value="00A021D" calcext:value-type="string">
            <text:p>00A021D</text:p>
          </table:table-cell>
          <table:table-cell table:style-name="Default"/>
          <table:table-cell table:number-columns-repeated="992"/>
        </table:table-row>
        <table:table-row table:style-name="ro2">
          <table:table-cell office:value-type="string" calcext:value-type="string">
            <text:p>JALR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9" calcext:value-type="float">
            <text:p>29</text:p>
          </table:table-cell>
          <table:table-cell table:formula="of:=BIN2DEC(CONCATENATE([.U31];[.V31];[.W31];[.X31];[.Y31];[.Z31]))" office:value-type="float" office:value="0" calcext:value-type="float">
            <text:p>0</text:p>
          </table:table-cell>
          <table:table-cell/>
          <table:table-cell table:style-name="ce9" table:formula="of:= BIN2HEX(CONCATENATE([.B31];[.C31];[.D31];[.E31];[.F31];[.G31];[.H31];[.I31];[.J31]);3) &amp; BIN2HEX(CONCATENATE([.K31];[.L31];[.M31];[.N31];[.O31];[.P31];[.Q31];[.R31] );2) &amp; BIN2HEX(CONCATENATE([.S31];[.T31];[.U31];[.V31];[.W31];[.X31];[.Y31];[.Z31] );2)" office:value-type="string" office:string-value="0000840" calcext:value-type="string">
            <text:p>0000840</text:p>
          </table:table-cell>
          <table:table-cell table:style-name="Default"/>
          <table:table-cell table:number-columns-repeated="992"/>
        </table:table-row>
        <table:table-row table:style-name="ro2">
          <table:table-cell office:value-type="string" calcext:value-type="string">
            <text:p>HALT0</text:p>
          </table:table-cell>
          <table:table-cell table:number-columns-repeated="20"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formula="of:=BIN2DEC(CONCATENATE([.U32];[.V32];[.W32];[.X32];[.Y32];[.Z32]))" office:value-type="float" office:value="30" calcext:value-type="float">
            <text:p>30</text:p>
          </table:table-cell>
          <table:table-cell/>
          <table:table-cell table:style-name="ce9" table:formula="of:= BIN2HEX(CONCATENATE([.B32];[.C32];[.D32];[.E32];[.F32];[.G32];[.H32];[.I32];[.J32]);3) &amp; BIN2HEX(CONCATENATE([.K32];[.L32];[.M32];[.N32];[.O32];[.P32];[.Q32];[.R32] );2) &amp; BIN2HEX(CONCATENATE([.S32];[.T32];[.U32];[.V32];[.W32];[.X32];[.Y32];[.Z32] );2)" office:value-type="string" office:string-value="000001E" calcext:value-type="string">
            <text:p>000001E</text:p>
          </table:table-cell>
          <table:table-cell table:style-name="Default"/>
          <table:table-cell table:number-columns-repeated="992"/>
        </table:table-row>
        <table:table-row table:style-name="ro2" table:number-rows-repeated="3">
          <table:table-cell table:number-columns-repeated="29"/>
          <table:table-cell table:style-name="Default"/>
          <table:table-cell table:number-columns-repeated="993"/>
        </table:table-row>
        <table:table-row table:style-name="ro2" table:number-rows-repeated="4">
          <table:table-cell table:number-columns-repeated="1023"/>
        </table:table-row>
        <table:table-row table:style-name="ro2">
          <table:table-cell table:style-name="ce2" office:value-type="string" calcext:value-type="string" table:number-columns-spanned="12" table:number-rows-spanned="4">
            <text:p><text:span text:style-name="T1">Some Hints: </text:span> The values in the 'Hex Value' Column are logisim compatible. You should be able to just copy and paste them directly into the logisim Roms. Not all rows (of the above table) may be used for the microcode.</text:p>
          </table:table-cell>
          <table:covered-table-cell table:number-columns-repeated="11"/>
          <table:table-cell table:number-columns-repeated="6"/>
          <table:table-cell office:value-type="string" calcext:value-type="string" table:number-columns-spanned="7" table:number-rows-spanned="1">
            <text:p>Z ROM</text:p>
          </table:table-cell>
          <table:covered-table-cell/>
          <table:covered-table-cell table:style-name="ce4"/>
          <table:covered-table-cell table:number-columns-repeated="4"/>
          <table:table-cell table:number-columns-repeated="2"/>
          <table:table-cell table:style-name="ce4" office:value-type="string" calcext:value-type="string" table:number-columns-spanned="3" table:number-rows-spanned="1">
            <text:p>Sequencer ROM</text:p>
          </table:table-cell>
          <table:covered-table-cell table:number-columns-repeated="2" table:style-name="Default"/>
          <table:table-cell table:number-columns-repeated="993"/>
        </table:table-row>
        <table:table-row table:style-name="ro2">
          <table:covered-table-cell table:number-columns-repeated="12"/>
          <table:table-cell table:number-columns-repeated="6"/>
          <table:table-cell office:value-type="string" calcext:value-type="string" table:number-columns-spanned="2" table:number-rows-spanned="1">
            <text:p>Address</text:p>
          </table:table-cell>
          <table:covered-table-cell/>
          <table:table-cell office:value-type="string" calcext:value-type="string" table:number-columns-spanned="2" table:number-rows-spanned="1">
            <text:p>Value</text:p>
          </table:table-cell>
          <table:covered-table-cell/>
          <table:table-cell office:value-type="string" calcext:value-type="string" table:number-columns-spanned="3" table:number-rows-spanned="1">
            <text:p>Comment</text:p>
          </table:table-cell>
          <table:covered-table-cell table:number-columns-repeated="2"/>
          <table:table-cell table:number-columns-repeated="2"/>
          <table:table-cell table:style-name="ce4" office:value-type="string" calcext:value-type="string">
            <text:p>Operation</text:p>
          </table:table-cell>
          <table:table-cell table:style-name="ce4" office:value-type="string" calcext:value-type="string">
            <text:p>OPCode</text:p>
          </table:table-cell>
          <table:table-cell table:style-name="ce4" office:value-type="string" calcext:value-type="string">
            <text:p>Value</text:p>
          </table:table-cell>
          <table:table-cell table:number-columns-repeated="993"/>
        </table:table-row>
        <table:table-row table:style-name="ro2">
          <table:covered-table-cell table:number-columns-repeated="12"/>
          <table:table-cell table:number-columns-repeated="6"/>
          <table:table-cell office:value-type="float" office:value="0" calcext:value-type="float" table:number-columns-spanned="2" table:number-rows-spanned="1">
            <text:p>0</text:p>
          </table:table-cell>
          <table:covered-table-cell/>
          <table:table-cell table:style-name="ce5" table:formula="of:=DEC2HEX([.AA2];2)" office:value-type="string" office:string-value="00" calcext:value-type="string" table:number-columns-spanned="2" table:number-rows-spanned="1">
            <text:p>00</text:p>
          </table:table-cell>
          <table:covered-table-cell table:style-name="ce5"/>
          <table:table-cell office:value-type="string" calcext:value-type="string" table:number-columns-spanned="3" table:number-rows-spanned="1">
            <text:p>No branch (FETCH0)</text:p>
          </table:table-cell>
          <table:covered-table-cell table:number-columns-repeated="2"/>
          <table:table-cell table:number-columns-repeated="2"/>
          <table:table-cell office:value-type="string" calcext:value-type="string">
            <text:p>ADD</text:p>
          </table:table-cell>
          <table:table-cell table:style-name="ce7" office:value-type="float" office:value="0" calcext:value-type="float">
            <text:p>000</text:p>
          </table:table-cell>
          <table:table-cell table:style-name="ce10" table:formula="of:=DEC2HEX([.AA5];2)" office:value-type="string" office:string-value="03" calcext:value-type="string">
            <text:p>03</text:p>
          </table:table-cell>
          <table:table-cell table:number-columns-repeated="993"/>
        </table:table-row>
        <table:table-row table:style-name="ro2">
          <table:covered-table-cell table:number-columns-repeated="12"/>
          <table:table-cell table:number-columns-repeated="6"/>
          <table:table-cell office:value-type="float" office:value="1" calcext:value-type="float" table:number-columns-spanned="2" table:number-rows-spanned="1">
            <text:p>1</text:p>
          </table:table-cell>
          <table:covered-table-cell/>
          <table:table-cell table:style-name="ce5" table:formula="of:=DEC2HEX([.AA27];2)" office:value-type="string" office:string-value="19" calcext:value-type="string" table:number-columns-spanned="2" table:number-rows-spanned="1">
            <text:p>19</text:p>
          </table:table-cell>
          <table:covered-table-cell table:style-name="ce5"/>
          <table:table-cell office:value-type="string" calcext:value-type="string" table:number-columns-spanned="3" table:number-rows-spanned="1">
            <text:p>Branch (BEQ4)</text:p>
          </table:table-cell>
          <table:covered-table-cell table:number-columns-repeated="2"/>
          <table:table-cell table:number-columns-repeated="2"/>
          <table:table-cell office:value-type="string" calcext:value-type="string">
            <text:p>NEG</text:p>
          </table:table-cell>
          <table:table-cell table:style-name="ce7" office:value-type="float" office:value="1" calcext:value-type="float">
            <text:p>001</text:p>
          </table:table-cell>
          <table:table-cell table:style-name="ce10" table:formula="of:=DEC2HEX([.AA8];2)" office:value-type="string" office:string-value="06" calcext:value-type="string">
            <text:p>06</text:p>
          </table:table-cell>
          <table:table-cell table:number-columns-repeated="993"/>
        </table:table-row>
        <table:table-row table:style-name="ro2">
          <table:table-cell table:number-columns-repeated="23"/>
          <table:table-cell table:style-name="Default" table:number-columns-repeated="2"/>
          <table:table-cell table:number-columns-repeated="2"/>
          <table:table-cell office:value-type="string" calcext:value-type="string">
            <text:p>ADDI</text:p>
          </table:table-cell>
          <table:table-cell table:style-name="ce7" office:value-type="float" office:value="10" calcext:value-type="float">
            <text:p>010</text:p>
          </table:table-cell>
          <table:table-cell table:style-name="ce10" table:formula="of:=DEC2HEX([.AA12];2)" office:value-type="string" office:string-value="0A" calcext:value-type="string">
            <text:p>0A</text:p>
          </table:table-cell>
          <table:table-cell table:number-columns-repeated="993"/>
        </table:table-row>
        <table:table-row table:style-name="ro2">
          <table:table-cell table:number-columns-repeated="27"/>
          <table:table-cell office:value-type="string" calcext:value-type="string">
            <text:p>LW</text:p>
          </table:table-cell>
          <table:table-cell table:style-name="ce7" office:value-type="float" office:value="11" calcext:value-type="float">
            <text:p>011</text:p>
          </table:table-cell>
          <table:table-cell table:style-name="ce10" table:formula="of:=DEC2HEX([.AA15];2)" office:value-type="string" office:string-value="0D" calcext:value-type="string">
            <text:p>0D</text:p>
          </table:table-cell>
          <table:table-cell table:number-columns-repeated="993"/>
        </table:table-row>
        <table:table-row table:style-name="ro2">
          <table:table-cell table:number-columns-repeated="27"/>
          <table:table-cell office:value-type="string" calcext:value-type="string">
            <text:p>SW</text:p>
          </table:table-cell>
          <table:table-cell table:style-name="ce7" office:value-type="float" office:value="100" calcext:value-type="float">
            <text:p>100</text:p>
          </table:table-cell>
          <table:table-cell table:style-name="ce10" table:formula="of:=DEC2HEX([.AA19];2)" office:value-type="string" office:string-value="11" calcext:value-type="string">
            <text:p>11</text:p>
          </table:table-cell>
          <table:table-cell table:number-columns-repeated="993"/>
        </table:table-row>
        <table:table-row table:style-name="ro2">
          <table:table-cell table:number-columns-repeated="27"/>
          <table:table-cell office:value-type="string" calcext:value-type="string">
            <text:p>BEQ</text:p>
          </table:table-cell>
          <table:table-cell table:style-name="ce7" office:value-type="float" office:value="101" calcext:value-type="float">
            <text:p>101</text:p>
          </table:table-cell>
          <table:table-cell table:style-name="ce10" table:formula="of:=DEC2HEX([.AA23];2)" office:value-type="string" office:string-value="15" calcext:value-type="string">
            <text:p>15</text:p>
          </table:table-cell>
          <table:table-cell table:number-columns-repeated="993"/>
        </table:table-row>
        <table:table-row table:style-name="ro2">
          <table:table-cell table:number-columns-repeated="27"/>
          <table:table-cell office:value-type="string" calcext:value-type="string">
            <text:p>JALR</text:p>
          </table:table-cell>
          <table:table-cell table:style-name="ce7" office:value-type="float" office:value="110" calcext:value-type="float">
            <text:p>110</text:p>
          </table:table-cell>
          <table:table-cell table:style-name="ce10" table:formula="of:=DEC2HEX([.AA30];2)" office:value-type="string" office:string-value="1C" calcext:value-type="string">
            <text:p>1C</text:p>
          </table:table-cell>
          <table:table-cell table:number-columns-repeated="993"/>
        </table:table-row>
        <table:table-row table:style-name="ro2">
          <table:table-cell table:number-columns-repeated="27"/>
          <table:table-cell office:value-type="string" calcext:value-type="string">
            <text:p>HALT</text:p>
          </table:table-cell>
          <table:table-cell table:style-name="ce7" office:value-type="float" office:value="111" calcext:value-type="float">
            <text:p>111</text:p>
          </table:table-cell>
          <table:table-cell table:style-name="ce10" table:formula="of:=DEC2HEX([.AA32];2)" office:value-type="string" office:string-value="1E" calcext:value-type="string">
            <text:p>1E</text:p>
          </table:table-cell>
          <table:table-cell table:number-columns-repeated="993"/>
        </table:table-row>
        <table:table-row table:style-name="ro2" table:number-rows-repeated="3">
          <table:table-cell table:number-columns-repeated="1023"/>
        </table:table-row>
        <table:table-row table:style-name="ro2">
          <table:table-cell table:number-columns-repeated="27"/>
          <table:table-cell table:style-name="ce2" office:value-type="string" calcext:value-type="string" table:number-columns-spanned="3" table:number-rows-spanned="2">
            <text:p>Note: What goes into the Sequencer Rom. Read the PDF to understand.</text:p>
          </table:table-cell>
          <table:covered-table-cell table:number-columns-repeated="2"/>
          <table:table-cell table:number-columns-repeated="993"/>
        </table:table-row>
        <table:table-row table:style-name="ro2">
          <table:table-cell table:number-columns-repeated="27"/>
          <table:covered-table-cell table:number-columns-repeated="3"/>
          <table:table-cell table:number-columns-repeated="993"/>
        </table:table-row>
        <table:table-row table:style-name="ro2" table:number-rows-repeated="1048521">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0" number:min-integer-digits="3"/>
    </number:number-style>
    <number:number-style style:name="N123">
      <number:number number:decimal-places="0" number:min-integer-digits="7"/>
    </number:number-style>
    <number:number-style style:name="N124">
      <number:number number:decimal-places="0" number:min-integer-digits="4"/>
    </number:number-style>
    <number:number-style style:name="N125">
      <number:number number:decimal-places="0" number:min-integer-digits="8"/>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3">00/00/0000</text:date>, <text:time style:data-style-name="N2" text:time-value="14:24:35.3351947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7:42:30.240439698</meta:creation-date>
    <dc:date>2016-02-03T14:48:54.924162192</dc:date>
    <meta:editing-duration>PT18H3M44S</meta:editing-duration>
    <meta:editing-cycles>45</meta:editing-cycles>
    <meta:generator>LibreOffice/4.2.8.2$Linux_X86_64 LibreOffice_project/420m0$Build-2</meta:generator>
    <meta:document-statistic meta:table-count="1" meta:cell-count="968" meta:object-count="0"/>
  </office:meta>
</office:document-meta>
</file>